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P/GP</text:p>
          </table:table-cell>
          <table:table-cell office:value-type="string" calcext:value-type="string">
            <text:p>EVG</text:p>
          </table:table-cell>
          <table:table-cell office:value-type="string" calcext:value-type="string">
            <text:p>EVP</text:p>
          </table:table-cell>
          <table:table-cell office:value-type="string" calcext:value-type="string">
            <text:p>PPG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GW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TOI/GP</text:p>
          </table:table-cell>
          <table:table-cell office:value-type="string" calcext:value-type="string">
            <text:p>FOW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onnor McDavi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.87" calcext:value-type="float">
            <text:p>1.87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22:23</text:p>
          </table:table-cell>
          <table:table-cell office:value-type="float" office:value="51.9" calcext:value-type="float">
            <text:p>51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Leon Draisait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21:44</text:p>
          </table:table-cell>
          <table:table-cell office:value-type="float" office:value="54.9" calcext:value-type="float">
            <text:p>54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Nikita Kucher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1.38" calcext:value-type="float">
            <text:p>1.3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0:08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vid Pastrn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.38" calcext:value-type="float">
            <text:p>1.38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:34</text:p>
          </table:table-cell>
          <table:table-cell office:value-type="float" office:value="42.1" calcext:value-type="float">
            <text:p>42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Nathan MacKinn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56" calcext:value-type="float">
            <text:p>1.56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6" calcext:value-type="float">
            <text:p>36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22:19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atthew Tkachu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1.38" calcext:value-type="float">
            <text:p>1.38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20:26</text:p>
          </table:table-cell>
          <table:table-cell office:value-type="float" office:value="44.8" calcext:value-type="float">
            <text:p>44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son Robert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33" calcext:value-type="float">
            <text:p>1.33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3" calcext:value-type="float">
            <text:p>31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18:5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ikko Rant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.28" calcext:value-type="float">
            <text:p>1.28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:13</text:p>
          </table:table-cell>
          <table:table-cell office:value-type="float" office:value="49" calcext:value-type="float">
            <text:p>4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yan Nugent-Hopki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27" calcext:value-type="float">
            <text:p>1.2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19:48</text:p>
          </table:table-cell>
          <table:table-cell office:value-type="float" office:value="45.2" calcext:value-type="float">
            <text:p>45.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lias Pette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28" calcext:value-type="float">
            <text:p>1.2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20:33</text:p>
          </table:table-cell>
          <table:table-cell office:value-type="float" office:value="44.3" calcext:value-type="float">
            <text:p>44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rik Karl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-26" calcext:value-type="float">
            <text:p>-26</text:p>
          </table:table-cell>
          <table:table-cell office:value-type="float" office:value="36" calcext:value-type="float">
            <text:p>36</text:p>
          </table:table-cell>
          <table:table-cell office:value-type="float" office:value="1.23" calcext:value-type="float">
            <text:p>1.23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:37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ck Hugh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7" calcext:value-type="float">
            <text:p>1.27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19:58</text:p>
          </table:table-cell>
          <table:table-cell office:value-type="float" office:value="35.3" calcext:value-type="float">
            <text:p>35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itchell Mar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.24" calcext:value-type="float">
            <text:p>1.2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1:17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yden Poi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19:40</text:p>
          </table:table-cell>
          <table:table-cell office:value-type="float" office:value="50.7" calcext:value-type="float">
            <text:p>50.7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age Thomp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.21" calcext:value-type="float">
            <text:p>1.21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18:35</text:p>
          </table:table-cell>
          <table:table-cell office:value-type="float" office:value="43.1" calcext:value-type="float">
            <text:p>43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idney Crosb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13" calcext:value-type="float">
            <text:p>1.1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20:09</text:p>
          </table:table-cell>
          <table:table-cell office:value-type="float" office:value="53" calcext:value-type="float">
            <text:p>5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rtemi Panar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.1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9:36</text:p>
          </table:table-cell>
          <table:table-cell office:value-type="float" office:value="31.6" calcext:value-type="float">
            <text:p>31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ika Zibaneja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11" calcext:value-type="float">
            <text:p>1.1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9:58</text:p>
          </table:table-cell>
          <table:table-cell office:value-type="float" office:value="49.5" calcext:value-type="float">
            <text:p>49.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im Stütz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1.15" calcext:value-type="float">
            <text:p>1.1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21:16</text:p>
          </table:table-cell>
          <table:table-cell office:value-type="float" office:value="41.6" calcext:value-type="float">
            <text:p>41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illiam Nylan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.06" calcext:value-type="float">
            <text:p>1.06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8:33</text:p>
          </table:table-cell>
          <table:table-cell office:value-type="float" office:value="42.4" calcext:value-type="float">
            <text:p>42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layton Kel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20:45</text:p>
          </table:table-cell>
          <table:table-cell office:value-type="float" office:value="34.9" calcext:value-type="float">
            <text:p>34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uston Matthew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20:17</text:p>
          </table:table-cell>
          <table:table-cell office:value-type="float" office:value="52.4" calcext:value-type="float">
            <text:p>52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teven Stamko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office:value-type="float" office:value="46" calcext:value-type="float">
            <text:p>46</text:p>
          </table:table-cell>
          <table:table-cell office:value-type="float" office:value="1.04" calcext:value-type="float">
            <text:p>1.0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9:01</text:p>
          </table:table-cell>
          <table:table-cell office:value-type="float" office:value="53.8" calcext:value-type="float">
            <text:p>53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Zach Hy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05" calcext:value-type="float">
            <text:p>1.0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:0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vgeni Malk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-12" calcext:value-type="float">
            <text:p>-12</text:p>
          </table:table-cell>
          <table:table-cell office:value-type="float" office:value="82" calcext:value-type="float">
            <text:p>82</text:p>
          </table:table-cell>
          <table:table-cell office:value-type="float" office:value="1.01" calcext:value-type="float">
            <text:p>1.0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8:35</text:p>
          </table:table-cell>
          <table:table-cell office:value-type="float" office:value="49.3" calcext:value-type="float">
            <text:p>49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dy Tkachu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126" calcext:value-type="float">
            <text:p>126</text:p>
          </table:table-cell>
          <table:table-cell office:value-type="float" office:value="1.01" calcext:value-type="float">
            <text:p>1.0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8:38</text:p>
          </table:table-cell>
          <table:table-cell office:value-type="float" office:value="48.4" calcext:value-type="float">
            <text:p>48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eff Skin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04" calcext:value-type="float">
            <text:p>1.0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7:24</text:p>
          </table:table-cell>
          <table:table-cell office:value-type="float" office:value="47.3" calcext:value-type="float">
            <text:p>47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.T. Mil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7" calcext:value-type="float">
            <text:p>-7</text:p>
          </table:table-cell>
          <table:table-cell office:value-type="float" office:value="60" calcext:value-type="float">
            <text:p>60</text:p>
          </table:table-cell>
          <table:table-cell office:value-type="float" office:value="1.01" calcext:value-type="float">
            <text:p>1.0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20:41</text:p>
          </table:table-cell>
          <table:table-cell office:value-type="float" office:value="55" calcext:value-type="float">
            <text:p>5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hn Tavar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:39</text:p>
          </table:table-cell>
          <table:table-cell office:value-type="float" office:value="58.3" calcext:value-type="float">
            <text:p>58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Nico Hisch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19:17</text:p>
          </table:table-cell>
          <table:table-cell office:value-type="float" office:value="53.9" calcext:value-type="float">
            <text:p>53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yle Conno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20" calcext:value-type="float">
            <text:p>20</text:p>
          </table:table-cell>
          <table:table-cell office:value-type="float" office:value="0.98" calcext:value-type="float">
            <text:p>0.9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20:32</text:p>
          </table:table-cell>
          <table:table-cell office:value-type="float" office:value="28.6" calcext:value-type="float">
            <text:p>28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lex Tu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9:09</text:p>
          </table:table-cell>
          <table:table-cell office:value-type="float" office:value="42.7" calcext:value-type="float">
            <text:p>42.7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ylan Lark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office:value-type="float" office:value="0.99" calcext:value-type="float">
            <text:p>0.9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9:33</text:p>
          </table:table-cell>
          <table:table-cell office:value-type="float" office:value="54.4" calcext:value-type="float">
            <text:p>54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laude Girou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96" calcext:value-type="float">
            <text:p>0.9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4" calcext:value-type="float">
            <text:p>21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18:48</text:p>
          </table:table-cell>
          <table:table-cell office:value-type="float" office:value="58.3" calcext:value-type="float">
            <text:p>58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leksander Bar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1:13</text:p>
          </table:table-cell>
          <table:table-cell office:value-type="float" office:value="54.9" calcext:value-type="float">
            <text:p>54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mie Be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95" calcext:value-type="float">
            <text:p>0.9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15:47</text:p>
          </table:table-cell>
          <table:table-cell office:value-type="float" office:value="60.1" calcext:value-type="float">
            <text:p>60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e Pavel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.94" calcext:value-type="float">
            <text:p>0.9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17:43</text:p>
          </table:table-cell>
          <table:table-cell office:value-type="float" office:value="53.4" calcext:value-type="float">
            <text:p>53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sh Morriss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97" calcext:value-type="float">
            <text:p>0.9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4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Quinn Hugh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5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irill Kapriz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.12" calcext:value-type="float">
            <text:p>1.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1" calcext:value-type="float">
            <text:p>26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21:07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lex Ovechk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-16" calcext:value-type="float">
            <text:p>-16</text:p>
          </table:table-cell>
          <table:table-cell office:value-type="float" office:value="48" calcext:value-type="float">
            <text:p>48</text:p>
          </table:table-cell>
          <table:table-cell office:value-type="float" office:value="1.03" calcext:value-type="float">
            <text:p>1.0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20:12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oope Hin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.03" calcext:value-type="float">
            <text:p>1.0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17:33</text:p>
          </table:table-cell>
          <table:table-cell office:value-type="float" office:value="52" calcext:value-type="float">
            <text:p>5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ock Nel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18:26</text:p>
          </table:table-cell>
          <table:table-cell office:value-type="float" office:value="47.3" calcext:value-type="float">
            <text:p>47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hnny Gaudr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-33" calcext:value-type="float">
            <text:p>-33</text:p>
          </table:table-cell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ndrei Kuzm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16:15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nze Kopit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20:18</text:p>
          </table:table-cell>
          <table:table-cell office:value-type="float" office:value="55.9" calcext:value-type="float">
            <text:p>55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ougie Hamil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ke Guentz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20:07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asmus Dahl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5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rdan Kyro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-38" calcext:value-type="float">
            <text:p>-38</text:p>
          </table:table-cell>
          <table:table-cell office:value-type="float" office:value="22" calcext:value-type="float">
            <text:p>22</text:p>
          </table:table-cell>
          <table:table-cell office:value-type="float" office:value="0.92" calcext:value-type="float">
            <text:p>0.9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18:00</text:p>
          </table:table-cell>
          <table:table-cell office:value-type="float" office:value="35.7" calcext:value-type="float">
            <text:p>35.7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iro Heisk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2" calcext:value-type="float">
            <text:p>0.9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5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ndon Montou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4:0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arter Verhaegh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7:30</text:p>
          </table:table-cell>
          <table:table-cell office:value-type="float" office:value="48.8" calcext:value-type="float">
            <text:p>48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yler Toffol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89" calcext:value-type="float">
            <text:p>0.8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6:37</text:p>
          </table:table-cell>
          <table:table-cell office:value-type="float" office:value="58.3" calcext:value-type="float">
            <text:p>58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esper Brat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evin Fia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04" calcext:value-type="float">
            <text:p>1.0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7:36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dam Fo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88" calcext:value-type="float">
            <text:p>0.8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4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artin Nec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87" calcext:value-type="float">
            <text:p>0.8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18:25</text:p>
          </table:table-cell>
          <table:table-cell office:value-type="float" office:value="45.1" calcext:value-type="float">
            <text:p>45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o Horva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,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0.89" calcext:value-type="float">
            <text:p>0.8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20:39</text:p>
          </table:table-cell>
          <table:table-cell office:value-type="float" office:value="56.9" calcext:value-type="float">
            <text:p>56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red McCa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.8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16:20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ark Scheife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-16" calcext:value-type="float">
            <text:p>-16</text:p>
          </table:table-cell>
          <table:table-cell office:value-type="float" office:value="43" calcext:value-type="float">
            <text:p>43</text:p>
          </table:table-cell>
          <table:table-cell office:value-type="float" office:value="0.84" calcext:value-type="float">
            <text:p>0.8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20:29</text:p>
          </table:table-cell>
          <table:table-cell office:value-type="float" office:value="48" calcext:value-type="float">
            <text:p>4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ylan Coze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office:value-type="float" office:value="0.84" calcext:value-type="float">
            <text:p>0.8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16:30</text:p>
          </table:table-cell>
          <table:table-cell office:value-type="float" office:value="48.3" calcext:value-type="float">
            <text:p>48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avel Buchnevi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.06" calcext:value-type="float">
            <text:p>1.0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19:27</text:p>
          </table:table-cell>
          <table:table-cell office:value-type="float" office:value="29.9" calcext:value-type="float">
            <text:p>29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d Marcha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0.92" calcext:value-type="float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8:32</text:p>
          </table:table-cell>
          <table:table-cell office:value-type="float" office:value="38.6" calcext:value-type="float">
            <text:p>38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ebastian Ah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89" calcext:value-type="float">
            <text:p>0.8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9:30</text:p>
          </table:table-cell>
          <table:table-cell office:value-type="float" office:value="51.4" calcext:value-type="float">
            <text:p>51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ats Zuccarel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0:12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Logan Coutu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0.82" calcext:value-type="float">
            <text:p>0.8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19:08</text:p>
          </table:table-cell>
          <table:table-cell office:value-type="float" office:value="47.4" calcext:value-type="float">
            <text:p>47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am Reinhar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0.82" calcext:value-type="float">
            <text:p>0.8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9:47</text:p>
          </table:table-cell>
          <table:table-cell office:value-type="float" office:value="50.6" calcext:value-type="float">
            <text:p>50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drian Kemp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.82" calcext:value-type="float">
            <text:p>0.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18:45</text:p>
          </table:table-cell>
          <table:table-cell office:value-type="float" office:value="31.4" calcext:value-type="float">
            <text:p>31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ale Mak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26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ack Eich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18:46</text:p>
          </table:table-cell>
          <table:table-cell office:value-type="float" office:value="45.3" calcext:value-type="float">
            <text:p>45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imo Me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,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-19" calcext:value-type="float">
            <text:p>-19</text:p>
          </table:table-cell>
          <table:table-cell office:value-type="float" office:value="43" calcext:value-type="float">
            <text:p>43</text:p>
          </table:table-cell>
          <table:table-cell office:value-type="float" office:value="0.85" calcext:value-type="float">
            <text:p>0.8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9:23</text:p>
          </table:table-cell>
          <table:table-cell office:value-type="float" office:value="36.8" calcext:value-type="float">
            <text:p>36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lex DeBrinca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9:00</text:p>
          </table:table-cell>
          <table:table-cell office:value-type="float" office:value="52.6" calcext:value-type="float">
            <text:p>52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Nick Suzu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21:06</text:p>
          </table:table-cell>
          <table:table-cell office:value-type="float" office:value="47.3" calcext:value-type="float">
            <text:p>47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obert Thom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0.89" calcext:value-type="float">
            <text:p>0.8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:21</text:p>
          </table:table-cell>
          <table:table-cell office:value-type="float" office:value="52.9" calcext:value-type="float">
            <text:p>52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ndler Stephe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:01</text:p>
          </table:table-cell>
          <table:table-cell office:value-type="float" office:value="58.1" calcext:value-type="float">
            <text:p>58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ylan Strom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16:41</text:p>
          </table:table-cell>
          <table:table-cell office:value-type="float" office:value="48.8" calcext:value-type="float">
            <text:p>48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revor Zegr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-24" calcext:value-type="float">
            <text:p>-24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8:50</text:p>
          </table:table-cell>
          <table:table-cell office:value-type="float" office:value="41.4" calcext:value-type="float">
            <text:p>41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yden Sche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-27" calcext:value-type="float">
            <text:p>-27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18:26</text:p>
          </table:table-cell>
          <table:table-cell office:value-type="float" office:value="46.6" calcext:value-type="float">
            <text:p>46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ikhail Sergach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0.81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3:4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lias Lindhol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8:39</text:p>
          </table:table-cell>
          <table:table-cell office:value-type="float" office:value="55.7" calcext:value-type="float">
            <text:p>55.7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Vince Du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andon Hag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0.79" calcext:value-type="float">
            <text:p>0.7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18:39</text:p>
          </table:table-cell>
          <table:table-cell office:value-type="float" office:value="28.4" calcext:value-type="float">
            <text:p>28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lex Killor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78" calcext:value-type="float">
            <text:p>0.7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17:13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Vincent Troche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78" calcext:value-type="float">
            <text:p>0.7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19:19</text:p>
          </table:table-cell>
          <table:table-cell office:value-type="float" office:value="56.1" calcext:value-type="float">
            <text:p>56.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erre-Luc Dubo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8:27</text:p>
          </table:table-cell>
          <table:table-cell office:value-type="float" office:value="48.9" calcext:value-type="float">
            <text:p>48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omas Hert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-36" calcext:value-type="float">
            <text:p>-36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:17</text:p>
          </table:table-cell>
          <table:table-cell office:value-type="float" office:value="54.8" calcext:value-type="float">
            <text:p>54.8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Matt Bold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8:30</text:p>
          </table:table-cell>
          <table:table-cell office:value-type="float" office:value="54.6" calcext:value-type="float">
            <text:p>54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rdan Eber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77" calcext:value-type="float">
            <text:p>0.7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6:41</text:p>
          </table:table-cell>
          <table:table-cell office:value-type="float" office:value="44.2" calcext:value-type="float">
            <text:p>44.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ake Bath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-35" calcext:value-type="float">
            <text:p>-35</text:p>
          </table:table-cell>
          <table:table-cell office:value-type="float" office:value="33" calcext:value-type="float">
            <text:p>33</text:p>
          </table:table-cell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8:36</text:p>
          </table:table-cell>
          <table:table-cell office:value-type="float" office:value="34.2" calcext:value-type="float">
            <text:p>34.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ravis Konecn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office:value-type="float" office:value="77" calcext:value-type="float">
            <text:p>77</text:p>
          </table:table-cell>
          <table:table-cell office:value-type="float" office:value="1.02" calcext:value-type="float">
            <text:p>1.0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20:07</text:p>
          </table:table-cell>
          <table:table-cell office:value-type="float" office:value="46.7" calcext:value-type="float">
            <text:p>46.7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Troy Ter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0.87" calcext:value-type="float">
            <text:p>0.8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9:22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Joel Eriksson 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9:00</text:p>
          </table:table-cell>
          <table:table-cell office:value-type="float" office:value="49.4" calcext:value-type="float">
            <text:p>49.4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rent Bur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3:13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ickard Rak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0.73" calcext:value-type="float">
            <text:p>0.7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8:26</text:p>
          </table:table-cell>
          <table:table-cell office:value-type="float" office:value="47.6" calcext:value-type="float">
            <text:p>47.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oman Jos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5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Viktor Arvid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0.77" calcext:value-type="float">
            <text:p>0.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7:06</text:p>
          </table:table-cell>
          <table:table-cell office:value-type="float" office:value="40.3" calcext:value-type="float">
            <text:p>40.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asey Mittelstad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5:44</text:p>
          </table:table-cell>
          <table:table-cell office:value-type="float" office:value="45.9" calcext:value-type="float">
            <text:p>45.9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Nick Schmal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9:43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atrice Berger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9" calcext:value-type="float">
            <text:p>24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7:24</text:p>
          </table:table-cell>
          <table:table-cell office:value-type="float" office:value="61.1" calcext:value-type="float">
            <text:p>61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rick Ka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,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9:1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han Marchessaul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:08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y Beni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17:06</text:p>
          </table:table-cell>
          <table:table-cell office:value-type="float" office:value="42.2" calcext:value-type="float">
            <text:p>42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vel Zach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:03</text:p>
          </table:table-cell>
          <table:table-cell office:value-type="float" office:value="45.3" calcext:value-type="float">
            <text:p>4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Krejc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7:12</text:p>
          </table:table-cell>
          <table:table-cell office:value-type="float" office:value="47.4" calcext:value-type="float">
            <text:p>47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Duche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8:19</text:p>
          </table:table-cell>
          <table:table-cell office:value-type="float" office:value="52.9" calcext:value-type="float">
            <text:p>5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eilly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72" calcext:value-type="float">
            <text:p>0.7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16:58</text:p>
          </table:table-cell>
          <table:table-cell office:value-type="float" office:value="57.1" calcext:value-type="float">
            <text:p>5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Dom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,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82" calcext:value-type="float">
            <text:p>82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7:46</text:p>
          </table:table-cell>
          <table:table-cell office:value-type="float" office:value="53.7" calcext:value-type="float">
            <text:p>53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Perr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52" calcext:value-type="float">
            <text:p>52</text:p>
          </table:table-cell>
          <table:table-cell office:value-type="float" office:value="0.68" calcext:value-type="float">
            <text:p>0.6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16:55</text:p>
          </table:table-cell>
          <table:table-cell office:value-type="float" office:value="18.2" calcext:value-type="float">
            <text:p>18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ael Back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8:10</text:p>
          </table:table-cell>
          <table:table-cell office:value-type="float" office:value="50.9" calcext:value-type="float">
            <text:p>50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zem Kad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  <table:table-cell office:value-type="float" office:value="56" calcext:value-type="float">
            <text:p>56</text:p>
          </table:table-cell>
          <table:table-cell office:value-type="float" office:value="0.68" calcext:value-type="float">
            <text:p>0.6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:13</text:p>
          </table:table-cell>
          <table:table-cell office:value-type="float" office:value="47.5" calcext:value-type="float">
            <text:p>4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wson Merc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.68" calcext:value-type="float">
            <text:p>0.6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16:34</text:p>
          </table:table-cell>
          <table:table-cell office:value-type="float" office:value="42.4" calcext:value-type="float">
            <text:p>42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i Svechn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86" calcext:value-type="float">
            <text:p>0.8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:03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lake Whee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7:03</text:p>
          </table:table-cell>
          <table:table-cell office:value-type="float" office:value="51.6" calcext:value-type="float">
            <text:p>51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ock Boes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7:14</text:p>
          </table:table-cell>
          <table:table-cell office:value-type="float" office:value="38.6" calcext:value-type="float">
            <text:p>3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han Huberd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16:52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geny Kuznets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56" calcext:value-type="float">
            <text:p>56</text:p>
          </table:table-cell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:04</text:p>
          </table:table-cell>
          <table:table-cell office:value-type="float" office:value="47.5" calcext:value-type="float">
            <text:p>4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son Barr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,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36" calcext:value-type="float">
            <text:p>36</text:p>
          </table:table-cell>
          <table:table-cell office:value-type="float" office:value="0.65" calcext:value-type="float">
            <text:p>0.6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Pietrange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3:59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 Krei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.68" calcext:value-type="float">
            <text:p>0.6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18:25</text:p>
          </table:table-cell>
          <table:table-cell office:value-type="float" office:value="45.2" calcext:value-type="float">
            <text:p>45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Hay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7:34</text:p>
          </table:table-cell>
          <table:table-cell office:value-type="float" office:value="49.4" calcext:value-type="float">
            <text:p>49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lip Danaul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8" calcext:value-type="float">
            <text:p>-8</text:p>
          </table:table-cell>
          <table:table-cell office:value-type="float" office:value="63" calcext:value-type="float">
            <text:p>63</text:p>
          </table:table-cell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8:20</text:p>
          </table:table-cell>
          <table:table-cell office:value-type="float" office:value="54.4" calcext:value-type="float">
            <text:p>54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ampus Lindhol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.66" calcext:value-type="float">
            <text:p>0.6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3:1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Karl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7:28</text:p>
          </table:table-cell>
          <table:table-cell office:value-type="float" office:value="55.3" calcext:value-type="float">
            <text:p>5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rik Lai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0.95" calcext:value-type="float">
            <text:p>0.9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:07</text:p>
          </table:table-cell>
          <table:table-cell office:value-type="float" office:value="35" calcext:value-type="float">
            <text:p>3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arlie McAvo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rew Dought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6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.T. Comp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:32</text:p>
          </table:table-cell>
          <table:table-cell office:value-type="float" office:value="48.8" calcext:value-type="float">
            <text:p>48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hew Barz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8:43</text:p>
          </table:table-cell>
          <table:table-cell office:value-type="float" office:value="35.6" calcext:value-type="float">
            <text:p>3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rtturi Lehko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:27</text:p>
          </table:table-cell>
          <table:table-cell office:value-type="float" office:value="17.4" calcext:value-type="float">
            <text:p>17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DeBrus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78" calcext:value-type="float">
            <text:p>0.7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6:47</text:p>
          </table:table-cell>
          <table:table-cell office:value-type="float" office:value="26.7" calcext:value-type="float">
            <text:p>2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ladimir Taras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,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0.72" calcext:value-type="float">
            <text:p>0.7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6:4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Segu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66" calcext:value-type="float">
            <text:p>0.6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6:37</text:p>
          </table:table-cell>
          <table:table-cell office:value-type="float" office:value="54.7" calcext:value-type="float">
            <text:p>54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von Toew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63" calcext:value-type="float">
            <text:p>0.6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ers Le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7:13</text:p>
          </table:table-cell>
          <table:table-cell office:value-type="float" office:value="54" calcext:value-type="float">
            <text:p>5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Faul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0.61" calcext:value-type="float">
            <text:p>0.6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ias Maccell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7" calcext:value-type="float">
            <text:p>0.7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:4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ctor Hed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23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wen Tippet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17:26</text:p>
          </table:table-cell>
          <table:table-cell office:value-type="float" office:value="63.3" calcext:value-type="float">
            <text:p>6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ah Dob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smus Ande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4:0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Bunt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5:48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son Zuc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62" calcext:value-type="float">
            <text:p>0.6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5:39</text:p>
          </table:table-cell>
          <table:table-cell office:value-type="float" office:value="26.7" calcext:value-type="float">
            <text:p>2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Yanni Gourd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.59" calcext:value-type="float">
            <text:p>0.5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17:08</text:p>
          </table:table-cell>
          <table:table-cell office:value-type="float" office:value="49.7" calcext:value-type="float">
            <text:p>49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mas Tat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59" calcext:value-type="float">
            <text:p>0.5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5:07</text:p>
          </table:table-cell>
          <table:table-cell office:value-type="float" office:value="39.5" calcext:value-type="float">
            <text:p>39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m Fow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4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aleri Nichushk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20:1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er Baraban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0.69" calcext:value-type="float">
            <text:p>0.6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8:03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iel Spro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1:25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us Johan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,MI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6:29</text:p>
          </table:table-cell>
          <table:table-cell office:value-type="float" office:value="44.2" calcext:value-type="float">
            <text:p>44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yan Ru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-4" calcext:value-type="float">
            <text:p>-4</text:p>
          </table:table-cell>
          <table:table-cell office:value-type="float" office:value="31" calcext:value-type="float">
            <text:p>31</text:p>
          </table:table-cell>
          <table:table-cell office:value-type="float" office:value="0.57" calcext:value-type="float">
            <text:p>0.5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7:54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or Garla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0.57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15:07</text:p>
          </table:table-cell>
          <table:table-cell office:value-type="float" office:value="21.4" calcext:value-type="float">
            <text:p>21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organ Fro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16:21</text:p>
          </table:table-cell>
          <table:table-cell office:value-type="float" office:value="45.9" calcext:value-type="float">
            <text:p>45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oone Jen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51" calcext:value-type="float">
            <text:p>51</text:p>
          </table:table-cell>
          <table:table-cell office:value-type="float" office:value="0.66" calcext:value-type="float">
            <text:p>0.6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20:12</text:p>
          </table:table-cell>
          <table:table-cell office:value-type="float" office:value="54.7" calcext:value-type="float">
            <text:p>54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Chyti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14:41</text:p>
          </table:table-cell>
          <table:table-cell office:value-type="float" office:value="39.8" calcext:value-type="float">
            <text:p>39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cas Raymo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  <table:table-cell office:value-type="float" office:value="0.6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7:23</text:p>
          </table:table-cell>
          <table:table-cell office:value-type="float" office:value="29.4" calcext:value-type="float">
            <text:p>29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wson Crou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17:45</text:p>
          </table:table-cell>
          <table:table-cell office:value-type="float" office:value="40.2" calcext:value-type="float">
            <text:p>40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ominik Kubali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0.56" calcext:value-type="float">
            <text:p>0.5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4:55</text:p>
          </table:table-cell>
          <table:table-cell office:value-type="float" office:value="48.6" calcext:value-type="float">
            <text:p>4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liver Bjorkstra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5:37</text:p>
          </table:table-cell>
          <table:table-cell office:value-type="float" office:value="30.5" calcext:value-type="float">
            <text:p>30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arlie Coy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55" calcext:value-type="float">
            <text:p>0.5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6:59</text:p>
          </table:table-cell>
          <table:table-cell office:value-type="float" office:value="52.6" calcext:value-type="float">
            <text:p>52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van Barbash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,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55" calcext:value-type="float">
            <text:p>0.5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6:45</text:p>
          </table:table-cell>
          <table:table-cell office:value-type="float" office:value="38.2" calcext:value-type="float">
            <text:p>38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illon Dub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47" calcext:value-type="float">
            <text:p>47</text:p>
          </table:table-cell>
          <table:table-cell office:value-type="float" office:value="0.55" calcext:value-type="float">
            <text:p>0.5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15:10</text:p>
          </table:table-cell>
          <table:table-cell office:value-type="float" office:value="45" calcext:value-type="float">
            <text:p>4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Roslov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0.57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16:27</text:p>
          </table:table-cell>
          <table:table-cell office:value-type="float" office:value="45" calcext:value-type="float">
            <text:p>4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mmy Nov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14:39</text:p>
          </table:table-cell>
          <table:table-cell office:value-type="float" office:value="44.5" calcext:value-type="float">
            <text:p>44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ott Laugh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18:17</text:p>
          </table:table-cell>
          <table:table-cell office:value-type="float" office:value="47.3" calcext:value-type="float">
            <text:p>47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'Andre Mil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son McTavis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-19" calcext:value-type="float">
            <text:p>-19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15:22</text:p>
          </table:table-cell>
          <table:table-cell office:value-type="float" office:value="42.3" calcext:value-type="float">
            <text:p>4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rnell Nur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w Mangiapa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6:49</text:p>
          </table:table-cell>
          <table:table-cell office:value-type="float" office:value="35.7" calcext:value-type="float">
            <text:p>35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etu Luostar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15:59</text:p>
          </table:table-cell>
          <table:table-cell office:value-type="float" office:value="41.9" calcext:value-type="float">
            <text:p>41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peri Kotkaniem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:44</text:p>
          </table:table-cell>
          <table:table-cell office:value-type="float" office:value="51.4" calcext:value-type="float">
            <text:p>51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arrett Hay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42" calcext:value-type="float">
            <text:p>42</text:p>
          </table:table-cell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7:30</text:p>
          </table:table-cell>
          <table:table-cell office:value-type="float" office:value="51.1" calcext:value-type="float">
            <text:p>51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Fors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17:2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Gustaf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,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ny DeAnge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2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w Copp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51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8:09</text:p>
          </table:table-cell>
          <table:table-cell office:value-type="float" office:value="49.8" calcext:value-type="float">
            <text:p>49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oritz Sei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3:0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ea Theodo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abriel Vilard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65" calcext:value-type="float">
            <text:p>0.6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15:36</text:p>
          </table:table-cell>
          <table:table-cell office:value-type="float" office:value="46" calcext:value-type="float">
            <text:p>4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ris Leta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4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organ Riel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homas Chab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4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ayne Gostisbehe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no Niederrei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,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-13" calcext:value-type="float">
            <text:p>-13</text:p>
          </table:table-cell>
          <table:table-cell office:value-type="float" office:value="22" calcext:value-type="float">
            <text:p>22</text:p>
          </table:table-cell>
          <table:table-cell office:value-type="float" office:value="0.53" calcext:value-type="float">
            <text:p>0.5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6:17</text:p>
          </table:table-cell>
          <table:table-cell office:value-type="float" office:value="61.5" calcext:value-type="float">
            <text:p>61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ael Gran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,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7:50</text:p>
          </table:table-cell>
          <table:table-cell office:value-type="float" office:value="44.5" calcext:value-type="float">
            <text:p>44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Hau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51" calcext:value-type="float">
            <text:p>0.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6:38</text:p>
          </table:table-cell>
          <table:table-cell office:value-type="float" office:value="54.2" calcext:value-type="float">
            <text:p>54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rank Vatra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66" calcext:value-type="float">
            <text:p>66</text:p>
          </table:table-cell>
          <table:table-cell office:value-type="float" office:value="0.51" calcext:value-type="float">
            <text:p>0.5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6:41</text:p>
          </table:table-cell>
          <table:table-cell office:value-type="float" office:value="41.2" calcext:value-type="float">
            <text:p>4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Strom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7:02</text:p>
          </table:table-cell>
          <table:table-cell office:value-type="float" office:value="43.8" calcext:value-type="float">
            <text:p>43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ustav Forsl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3:2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yatt Johns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29</text:p>
          </table:table-cell>
          <table:table-cell office:value-type="float" office:value="43.3" calcext:value-type="float">
            <text:p>4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Bennet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7:24</text:p>
          </table:table-cell>
          <table:table-cell office:value-type="float" office:value="47" calcext:value-type="float">
            <text:p>4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an-Gabriel Pag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0.57" calcext:value-type="float">
            <text:p>0.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17:37</text:p>
          </table:table-cell>
          <table:table-cell office:value-type="float" office:value="57.3" calcext:value-type="float">
            <text:p>57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den Schwar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0.56" calcext:value-type="float">
            <text:p>0.5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17:25</text:p>
          </table:table-cell>
          <table:table-cell office:value-type="float" office:value="46.5" calcext:value-type="float">
            <text:p>46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ctor Olof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14:21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nt Joh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0.51" calcext:value-type="float">
            <text:p>0.5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4:31</text:p>
          </table:table-cell>
          <table:table-cell office:value-type="float" office:value="29.5" calcext:value-type="float">
            <text:p>29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as Athanasio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29" calcext:value-type="float">
            <text:p>-29</text:p>
          </table:table-cell>
          <table:table-cell office:value-type="float" office:value="34" calcext:value-type="float">
            <text:p>34</text:p>
          </table:table-cell>
          <table:table-cell office:value-type="float" office:value="0.49" calcext:value-type="float">
            <text:p>0.4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6:00</text:p>
          </table:table-cell>
          <table:table-cell office:value-type="float" office:value="46.6" calcext:value-type="float">
            <text:p>46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hony Beauvill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,VA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0.49" calcext:value-type="float">
            <text:p>0.4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16:16</text:p>
          </table:table-cell>
          <table:table-cell office:value-type="float" office:value="23.1" calcext:value-type="float">
            <text:p>2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an Bouch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49" calcext:value-type="float">
            <text:p>0.4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apo Kak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15:18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 Burakovsk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16:33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Hron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,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an Rodrigu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57" calcext:value-type="float">
            <text:p>0.5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7:51</text:p>
          </table:table-cell>
          <table:table-cell office:value-type="float" office:value="49.4" calcext:value-type="float">
            <text:p>49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le Jarnkro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14:23</text:p>
          </table:table-cell>
          <table:table-cell office:value-type="float" office:value="44.7" calcext:value-type="float">
            <text:p>44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is Lafreniè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15:13</text:p>
          </table:table-cell>
          <table:table-cell office:value-type="float" office:value="36.8" calcext:value-type="float">
            <text:p>36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Farabe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7:01</text:p>
          </table:table-cell>
          <table:table-cell office:value-type="float" office:value="35.6" calcext:value-type="float">
            <text:p>3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th Jarv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6:12</text:p>
          </table:table-cell>
          <table:table-cell office:value-type="float" office:value="34.6" calcext:value-type="float">
            <text:p>34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St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:23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olaj Ehl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5:3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irby Da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8:30</text:p>
          </table:table-cell>
          <table:table-cell office:value-type="float" office:value="38.3" calcext:value-type="float">
            <text:p>38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Henriqu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0.61" calcext:value-type="float">
            <text:p>0.6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8:11</text:p>
          </table:table-cell>
          <table:table-cell office:value-type="float" office:value="51.1" calcext:value-type="float">
            <text:p>51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aron Ekbla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office:value-type="float" office:value="68" calcext:value-type="float">
            <text:p>68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3:2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an Durz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office:value-type="float" office:value="50" calcext:value-type="float">
            <text:p>50</text:p>
          </table:table-cell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dy Skje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ah Hanif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lake Cole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15:12</text:p>
          </table:table-cell>
          <table:table-cell office:value-type="float" office:value="47.6" calcext:value-type="float">
            <text:p>47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Wenn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18:42</text:p>
          </table:table-cell>
          <table:table-cell office:value-type="float" office:value="45.6" calcext:value-type="float">
            <text:p>4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rederick Gaudr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6" calcext:value-type="float">
            <text:p>0.4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16:03</text:p>
          </table:table-cell>
          <table:table-cell office:value-type="float" office:value="49.3" calcext:value-type="float">
            <text:p>49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ah Cat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7:46</text:p>
          </table:table-cell>
          <table:table-cell office:value-type="float" office:value="39.5" calcext:value-type="float">
            <text:p>39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Hart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6:18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euvo Terava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6:55</text:p>
          </table:table-cell>
          <table:table-cell office:value-type="float" office:value="62.3" calcext:value-type="float">
            <text:p>6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ndon Saa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:3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th Jon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-38" calcext:value-type="float">
            <text:p>-38</text:p>
          </table:table-cell>
          <table:table-cell office:value-type="float" office:value="30" calcext:value-type="float">
            <text:p>30</text:p>
          </table:table-cell>
          <table:table-cell office:value-type="float" office:value="0.51" calcext:value-type="float">
            <text:p>0.5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4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Qui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3:51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uel Gir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ylor Raddys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0.47" calcext:value-type="float">
            <text:p>0.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6:34</text:p>
          </table:table-cell>
          <table:table-cell office:value-type="float" office:value="52.6" calcext:value-type="float">
            <text:p>52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or Shea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5:46</text:p>
          </table:table-cell>
          <table:table-cell office:value-type="float" office:value="51.3" calcext:value-type="float">
            <text:p>51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Caufie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Iafal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1" calcext:value-type="float">
            <text:p>0.6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6:18</text:p>
          </table:table-cell>
          <table:table-cell office:value-type="float" office:value="53.9" calcext:value-type="float">
            <text:p>53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ylor Ha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59" calcext:value-type="float">
            <text:p>0.5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5:56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mitry Orl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,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2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tefan Noe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2:20</text:p>
          </table:table-cell>
          <table:table-cell office:value-type="float" office:value="49.1" calcext:value-type="float">
            <text:p>49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 Kess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2:49</text:p>
          </table:table-cell>
          <table:table-cell office:value-type="float" office:value="41.7" calcext:value-type="float">
            <text:p>41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Low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44" calcext:value-type="float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5:39</text:p>
          </table:table-cell>
          <table:table-cell office:value-type="float" office:value="50.4" calcext:value-type="float">
            <text:p>50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.J. Osh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6:43</text:p>
          </table:table-cell>
          <table:table-cell office:value-type="float" office:value="46.1" calcext:value-type="float">
            <text:p>46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smus Sand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,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49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dy Glas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4:46</text:p>
          </table:table-cell>
          <table:table-cell office:value-type="float" office:value="49.8" calcext:value-type="float">
            <text:p>49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wen Pow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3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ndon Tan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4:13</text:p>
          </table:table-cell>
          <table:table-cell office:value-type="float" office:value="12" calcext:value-type="float">
            <text:p>1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ane Pin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0.43" calcext:value-type="float">
            <text:p>0.4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5:59</text:p>
          </table:table-cell>
          <table:table-cell office:value-type="float" office:value="52.1" calcext:value-type="float">
            <text:p>52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e Mathe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4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speri Kap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,S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13:41</text:p>
          </table:table-cell>
          <table:table-cell office:value-type="float" office:value="38" calcext:value-type="float">
            <text:p>3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e Hoff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0.51" calcext:value-type="float">
            <text:p>0.5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5:40</text:p>
          </table:table-cell>
          <table:table-cell office:value-type="float" office:value="57.1" calcext:value-type="float">
            <text:p>5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Schul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uso Valima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59" calcext:value-type="float">
            <text:p>59</text:p>
          </table:table-cell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red Spurge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.43" calcext:value-type="float">
            <text:p>0.4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Sta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6:16</text:p>
          </table:table-cell>
          <table:table-cell office:value-type="float" office:value="55.7" calcext:value-type="float">
            <text:p>55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lake Lizot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12:57</text:p>
          </table:table-cell>
          <table:table-cell office:value-type="float" office:value="51.2" calcext:value-type="float">
            <text:p>5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Pari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41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6:09</text:p>
          </table:table-cell>
          <table:table-cell office:value-type="float" office:value="37.9" calcext:value-type="float">
            <text:p>37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avis Boy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26" calcext:value-type="float">
            <text:p>26</text:p>
          </table:table-cell>
          <table:table-cell office:value-type="float" office:value="0.41" calcext:value-type="float">
            <text:p>0.4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:32</text:p>
          </table:table-cell>
          <table:table-cell office:value-type="float" office:value="43.4" calcext:value-type="float">
            <text:p>43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Martinoo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:38</text:p>
          </table:table-cell>
          <table:table-cell office:value-type="float" office:value="45.1" calcext:value-type="float">
            <text:p>45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ob Chychru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69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2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Palmie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17:06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onny Mila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 Kling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,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34" calcext:value-type="float">
            <text:p>34</text:p>
          </table:table-cell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Laban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36" calcext:value-type="float">
            <text:p>36</text:p>
          </table:table-cell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4:20</text:p>
          </table:table-cell>
          <table:table-cell office:value-type="float" office:value="62.5" calcext:value-type="float">
            <text:p>62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genii Dadon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,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:43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on Lund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6:22</text:p>
          </table:table-cell>
          <table:table-cell office:value-type="float" office:value="46.5" calcext:value-type="float">
            <text:p>46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mon Sev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La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eal Pion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:5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Joh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16:34</text:p>
          </table:table-cell>
          <table:table-cell office:value-type="float" office:value="51.3" calcext:value-type="float">
            <text:p>51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rey Kru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office:value-type="float" office:value="49" calcext:value-type="float">
            <text:p>49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And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72" calcext:value-type="float">
            <text:p>72</text:p>
          </table:table-cell>
          <table:table-cell office:value-type="float" office:value="0.46" calcext:value-type="float">
            <text:p>0.4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16:58</text:p>
          </table:table-cell>
          <table:table-cell office:value-type="float" office:value="43.2" calcext:value-type="float">
            <text:p>43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Sand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J Peterk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-15" calcext:value-type="float">
            <text:p>-15</text:p>
          </table:table-cell>
          <table:table-cell office:value-type="float" office:value="26" calcext:value-type="float">
            <text:p>26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13:39</text:p>
          </table:table-cell>
          <table:table-cell office:value-type="float" office:value="55.6" calcext:value-type="float">
            <text:p>5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ias Ekhol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,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41" calcext:value-type="float">
            <text:p>0.4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holas Pau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6:10</text:p>
          </table:table-cell>
          <table:table-cell office:value-type="float" office:value="53.8" calcext:value-type="float">
            <text:p>53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ss Col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:21</text:p>
          </table:table-cell>
          <table:table-cell office:value-type="float" office:value="56.1" calcext:value-type="float">
            <text:p>56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Kerfo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9" calcext:value-type="float">
            <text:p>0.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4:37</text:p>
          </table:table-cell>
          <table:table-cell office:value-type="float" office:value="44.8" calcext:value-type="float">
            <text:p>44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han Toew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43" calcext:value-type="float">
            <text:p>43</text:p>
          </table:table-cell>
          <table:table-cell office:value-type="float" office:value="0.58" calcext:value-type="float">
            <text:p>0.5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17:43</text:p>
          </table:table-cell>
          <table:table-cell office:value-type="float" office:value="63.1" calcext:value-type="float">
            <text:p>6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ff Pet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22:2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eli Tolv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,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51" calcext:value-type="float">
            <text:p>0.5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4:31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son Marchme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80" calcext:value-type="float">
            <text:p>80</text:p>
          </table:table-cell>
          <table:table-cell office:value-type="float" office:value="0.46" calcext:value-type="float">
            <text:p>0.4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15:42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ent Freder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0.39" calcext:value-type="float">
            <text:p>0.3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11:55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cKenzie Weeg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arclay Goodrow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14:10</text:p>
          </table:table-cell>
          <table:table-cell office:value-type="float" office:value="45.9" calcext:value-type="float">
            <text:p>45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.J. Mos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Bertuzz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,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16:29</text:p>
          </table:table-cell>
          <table:table-cell office:value-type="float" office:value="23.5" calcext:value-type="float">
            <text:p>23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Perfett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59" calcext:value-type="float">
            <text:p>0.5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14:58</text:p>
          </table:table-cell>
          <table:table-cell office:value-type="float" office:value="27.3" calcext:value-type="float">
            <text:p>27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O'Reil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,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0.57" calcext:value-type="float">
            <text:p>0.5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17:56</text:p>
          </table:table-cell>
          <table:table-cell office:value-type="float" office:value="55.8" calcext:value-type="float">
            <text:p>55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olas Ro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6:18</text:p>
          </table:table-cell>
          <table:table-cell office:value-type="float" office:value="48.1" calcext:value-type="float">
            <text:p>48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Yegor Sharangovi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14:25</text:p>
          </table:table-cell>
          <table:table-cell office:value-type="float" office:value="32.9" calcext:value-type="float">
            <text:p>3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ierre Engva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,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3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:38</text:p>
          </table:table-cell>
          <table:table-cell office:value-type="float" office:value="51.6" calcext:value-type="float">
            <text:p>51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son Dicki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5:56</text:p>
          </table:table-cell>
          <table:table-cell office:value-type="float" office:value="47.7" calcext:value-type="float">
            <text:p>47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Troub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37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:1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ton Sisso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15:50</text:p>
          </table:table-cell>
          <table:table-cell office:value-type="float" office:value="53.5" calcext:value-type="float">
            <text:p>53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Pesc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Newhoo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7" calcext:value-type="float">
            <text:p>0.3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13:57</text:p>
          </table:table-cell>
          <table:table-cell office:value-type="float" office:value="41.4" calcext:value-type="float">
            <text:p>41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 Carl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3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Rasmus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5:06</text:p>
          </table:table-cell>
          <table:table-cell office:value-type="float" office:value="51" calcext:value-type="float">
            <text:p>5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han Drou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4:54</text:p>
          </table:table-cell>
          <table:table-cell office:value-type="float" office:value="44.5" calcext:value-type="float">
            <text:p>44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hony Cirell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16:34</text:p>
          </table:table-cell>
          <table:table-cell office:value-type="float" office:value="51.4" calcext:value-type="float">
            <text:p>51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evor Moo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0.49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6:59</text:p>
          </table:table-cell>
          <table:table-cell office:value-type="float" office:value="35.9" calcext:value-type="float">
            <text:p>35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mes van Riemsdy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5:21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en Addi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c Sta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4:14</text:p>
          </table:table-cell>
          <table:table-cell office:value-type="float" office:value="46.2" calcext:value-type="float">
            <text:p>46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Jen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Bjugsta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37" calcext:value-type="float">
            <text:p>0.3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16:12</text:p>
          </table:table-cell>
          <table:table-cell office:value-type="float" office:value="47.8" calcext:value-type="float">
            <text:p>47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ff Car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0.37" calcext:value-type="float">
            <text:p>0.3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3:42</text:p>
          </table:table-cell>
          <table:table-cell office:value-type="float" office:value="59.4" calcext:value-type="float">
            <text:p>59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per Fa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4:44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ander Ka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53" calcext:value-type="float">
            <text:p>53</text:p>
          </table:table-cell>
          <table:table-cell office:value-type="float" office:value="0.68" calcext:value-type="float">
            <text:p>0.6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:42</text:p>
          </table:table-cell>
          <table:table-cell office:value-type="float" office:value="35.3" calcext:value-type="float">
            <text:p>3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lya Mikhey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6:55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Johan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:46</text:p>
          </table:table-cell>
          <table:table-cell office:value-type="float" office:value="59.2" calcext:value-type="float">
            <text:p>59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rthur Kaliy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tian Dvor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6:52</text:p>
          </table:table-cell>
          <table:table-cell office:value-type="float" office:value="52" calcext:value-type="float">
            <text:p>5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Ste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43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4:58</text:p>
          </table:table-cell>
          <table:table-cell office:value-type="float" office:value="48.7" calcext:value-type="float">
            <text:p>48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skar Sundqv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,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13:52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arren Foege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2:42</text:p>
          </table:table-cell>
          <table:table-cell office:value-type="float" office:value="53.9" calcext:value-type="float">
            <text:p>53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an Berggr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13:28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organ Geek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41" calcext:value-type="float">
            <text:p>0.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0:27</text:p>
          </table:table-cell>
          <table:table-cell office:value-type="float" office:value="49.2" calcext:value-type="float">
            <text:p>49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Okpos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34" calcext:value-type="float">
            <text:p>34</text:p>
          </table:table-cell>
          <table:table-cell office:value-type="float" office:value="0.37" calcext:value-type="float">
            <text:p>0.3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4:40</text:p>
          </table:table-cell>
          <table:table-cell office:value-type="float" office:value="46.9" calcext:value-type="float">
            <text:p>46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 Dellandre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14:12</text:p>
          </table:table-cell>
          <table:table-cell office:value-type="float" office:value="50.8" calcext:value-type="float">
            <text:p>50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ustav Nyqu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,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0.53" calcext:value-type="float">
            <text:p>0.5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7:37</text:p>
          </table:table-cell>
          <table:table-cell office:value-type="float" office:value="43.8" calcext:value-type="float">
            <text:p>43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hony Manth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14:13</text:p>
          </table:table-cell>
          <table:table-cell office:value-type="float" office:value="52.9" calcext:value-type="float">
            <text:p>5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Amadi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12:13</text:p>
          </table:table-cell>
          <table:table-cell office:value-type="float" office:value="49.2" calcext:value-type="float">
            <text:p>49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Laffert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,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4:37</text:p>
          </table:table-cell>
          <table:table-cell office:value-type="float" office:value="51.1" calcext:value-type="float">
            <text:p>51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Dona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1:15</text:p>
          </table:table-cell>
          <table:table-cell office:value-type="float" office:value="42.2" calcext:value-type="float">
            <text:p>42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Shattenkir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DeMe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cob Slav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les Woo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2:06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Cousi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1:02</text:p>
          </table:table-cell>
          <table:table-cell office:value-type="float" office:value="49.3" calcext:value-type="float">
            <text:p>49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ton Paray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30" calcext:value-type="float">
            <text:p>30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tian Fisc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14:51</text:p>
          </table:table-cell>
          <table:table-cell office:value-type="float" office:value="18.4" calcext:value-type="float">
            <text:p>18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van Provor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Kampf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:18</text:p>
          </table:table-cell>
          <table:table-cell office:value-type="float" office:value="51.5" calcext:value-type="float">
            <text:p>51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Folig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2:22</text:p>
          </table:table-cell>
          <table:table-cell office:value-type="float" office:value="55.6" calcext:value-type="float">
            <text:p>5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Ritch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CGY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3:33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o Stur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23" calcext:value-type="float">
            <text:p>23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4:44</text:p>
          </table:table-cell>
          <table:table-cell office:value-type="float" office:value="55.8" calcext:value-type="float">
            <text:p>55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eyton Kreb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50" calcext:value-type="float">
            <text:p>50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3:50</text:p>
          </table:table-cell>
          <table:table-cell office:value-type="float" office:value="45.1" calcext:value-type="float">
            <text:p>45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Grzelcy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Grav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McLeo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2:15</text:p>
          </table:table-cell>
          <table:table-cell office:value-type="float" office:value="60.6" calcext:value-type="float">
            <text:p>60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ob Silfver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-20" calcext:value-type="float">
            <text:p>-20</text:p>
          </table:table-cell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5:11</text:p>
          </table:table-cell>
          <table:table-cell office:value-type="float" office:value="34.6" calcext:value-type="float">
            <text:p>34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Pulo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Ro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McBa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3:59</text:p>
          </table:table-cell>
          <table:table-cell office:value-type="float" office:value="44.1" calcext:value-type="float">
            <text:p>44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ogan O'Conno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4:12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uso Parss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4:20</text:p>
          </table:table-cell>
          <table:table-cell office:value-type="float" office:value="50.2" calcext:value-type="float">
            <text:p>50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Carr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12:35</text:p>
          </table:table-cell>
          <table:table-cell office:value-type="float" office:value="12.5" calcext:value-type="float">
            <text:p>12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iler Yamamo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6:35</text:p>
          </table:table-cell>
          <table:table-cell office:value-type="float" office:value="46.2" calcext:value-type="float">
            <text:p>46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irill March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:11</text:p>
          </table:table-cell>
          <table:table-cell office:value-type="float" office:value="56.3" calcext:value-type="float">
            <text:p>56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Bail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5:08</text:p>
          </table:table-cell>
          <table:table-cell office:value-type="float" office:value="41.7" calcext:value-type="float">
            <text:p>41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 Dow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:21</text:p>
          </table:table-cell>
          <table:table-cell office:value-type="float" office:value="50.8" calcext:value-type="float">
            <text:p>50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ias Janmar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4:40</text:p>
          </table:table-cell>
          <table:table-cell office:value-type="float" office:value="44.1" calcext:value-type="float">
            <text:p>44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ipp Kurash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7:25</text:p>
          </table:table-cell>
          <table:table-cell office:value-type="float" office:value="44.7" calcext:value-type="float">
            <text:p>44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my Bla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,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11:48</text:p>
          </table:table-cell>
          <table:table-cell office:value-type="float" office:value="28.6" calcext:value-type="float">
            <text:p>2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son Jo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,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office:value-type="float" office:value="0.35" calcext:value-type="float">
            <text:p>0.3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3:15</text:p>
          </table:table-cell>
          <table:table-cell office:value-type="float" office:value="38.8" calcext:value-type="float">
            <text:p>38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mie Oleksi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33" calcext:value-type="float">
            <text:p>0.3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McCab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,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ladislav Namestn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,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2:37</text:p>
          </table:table-cell>
          <table:table-cell office:value-type="float" office:value="37.6" calcext:value-type="float">
            <text:p>37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rey Per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8" calcext:value-type="float">
            <text:p>-28</text:p>
          </table:table-cell>
          <table:table-cell office:value-type="float" office:value="95" calcext:value-type="float">
            <text:p>95</text:p>
          </table:table-cell>
          <table:table-cell office:value-type="float" office:value="0.31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immy Ves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13:37</text:p>
          </table:table-cell>
          <table:table-cell office:value-type="float" office:value="22.2" calcext:value-type="float">
            <text:p>22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Su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ian Dumoul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owen Byra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21:5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Boqv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us Pette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c Robi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13:57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Benn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Yakov Tren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47" calcext:value-type="float">
            <text:p>47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5:09</text:p>
          </table:table-cell>
          <table:table-cell office:value-type="float" office:value="38.9" calcext:value-type="float">
            <text:p>38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Giorda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ius Su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4:04</text:p>
          </table:table-cell>
          <table:table-cell office:value-type="float" office:value="46.8" calcext:value-type="float">
            <text:p>46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Nie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,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13:31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ott Mayfie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29" calcext:value-type="float">
            <text:p>0.2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sa Lind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ndrej Pala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7" calcext:value-type="float">
            <text:p>0.4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5:3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McLeo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4:11</text:p>
          </table:table-cell>
          <table:table-cell office:value-type="float" office:value="48.2" calcext:value-type="float">
            <text:p>48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ick Brass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37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2:11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abian Zetter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,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3:15</text:p>
          </table:table-cell>
          <table:table-cell office:value-type="float" office:value="41.2" calcext:value-type="float">
            <text:p>4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bastian Ah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evor van Riemsdy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31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el Accia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,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4:19</text:p>
          </table:table-cell>
          <table:table-cell office:value-type="float" office:value="53.8" calcext:value-type="float">
            <text:p>53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Ledd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lli Maat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.2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Clif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kota Joshu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60" calcext:value-type="float">
            <text:p>60</text:p>
          </table:table-cell>
          <table:table-cell office:value-type="float" office:value="0.29" calcext:value-type="float">
            <text:p>0.2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11:31</text:p>
          </table:table-cell>
          <table:table-cell office:value-type="float" office:value="53.5" calcext:value-type="float">
            <text:p>53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avis Sanhei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nden Dill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rs El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,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27" calcext:value-type="float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4:48</text:p>
          </table:table-cell>
          <table:table-cell office:value-type="float" office:value="53.7" calcext:value-type="float">
            <text:p>53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m Wil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3" calcext:value-type="float">
            <text:p>-13</text:p>
          </table:table-cell>
          <table:table-cell office:value-type="float" office:value="78" calcext:value-type="float">
            <text:p>78</text:p>
          </table:table-cell>
          <table:table-cell office:value-type="float" office:value="0.67" calcext:value-type="float">
            <text:p>0.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17:37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Quinton Byfie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04</text:p>
          </table:table-cell>
          <table:table-cell office:value-type="float" office:value="47.2" calcext:value-type="float">
            <text:p>47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liver Ekman-La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22" calcext:value-type="float">
            <text:p>22</text:p>
          </table:table-cell>
          <table:table-cell office:value-type="float" office:value="0.4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mil Bem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2:07</text:p>
          </table:table-cell>
          <table:table-cell office:value-type="float" office:value="41.2" calcext:value-type="float">
            <text:p>4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ton He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0:45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Sche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,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ul Stastn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1:52</text:p>
          </table:table-cell>
          <table:table-cell office:value-type="float" office:value="57.6" calcext:value-type="float">
            <text:p>57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er Roman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arnet Hathawa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,BO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11:48</text:p>
          </table:table-cell>
          <table:table-cell office:value-type="float" office:value="23.1" calcext:value-type="float">
            <text:p>2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las Back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16:53</text:p>
          </table:table-cell>
          <table:table-cell office:value-type="float" office:value="50.4" calcext:value-type="float">
            <text:p>50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lim Kost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3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10:04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Pele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us Folig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97" calcext:value-type="float">
            <text:p>97</text:p>
          </table:table-cell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4:5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nis Malg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,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0:55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per Boqv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11:36</text:p>
          </table:table-cell>
          <table:table-cell office:value-type="float" office:value="33.2" calcext:value-type="float">
            <text:p>33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organ Barr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3:15</text:p>
          </table:table-cell>
          <table:table-cell office:value-type="float" office:value="44.8" calcext:value-type="float">
            <text:p>44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avis Hamon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71" calcext:value-type="float">
            <text:p>71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ierre-Olivier Josep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in Mil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s Siegentha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sey Cizik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4:32</text:p>
          </table:table-cell>
          <table:table-cell office:value-type="float" office:value="53.4" calcext:value-type="float">
            <text:p>53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Zador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fael Harvey-Pin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.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17:14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Ruzick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1:35</text:p>
          </table:table-cell>
          <table:table-cell office:value-type="float" office:value="47.7" calcext:value-type="float">
            <text:p>47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m Yor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Sav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Perbi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McDonag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an Kura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68" calcext:value-type="float">
            <text:p>68</text:p>
          </table:table-cell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:04</text:p>
          </table:table-cell>
          <table:table-cell office:value-type="float" office:value="49.7" calcext:value-type="float">
            <text:p>49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smus Ristola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ey And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ek Ry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1:10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dek Faks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:43</text:p>
          </table:table-cell>
          <table:table-cell office:value-type="float" office:value="56" calcext:value-type="float">
            <text:p>5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 Vele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12:47</text:p>
          </table:table-cell>
          <table:table-cell office:value-type="float" office:value="42.6" calcext:value-type="float">
            <text:p>42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evor Lew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:07</text:p>
          </table:table-cell>
          <table:table-cell office:value-type="float" office:value="42.4" calcext:value-type="float">
            <text:p>42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Kul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 Borg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Lom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:1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udson Fasch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12:2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Eva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28" calcext:value-type="float">
            <text:p>2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4:29</text:p>
          </table:table-cell>
          <table:table-cell office:value-type="float" office:value="52" calcext:value-type="float">
            <text:p>5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rl Grund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0.33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0:45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Boni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,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28" calcext:value-type="float">
            <text:p>28</text:p>
          </table:table-cell>
          <table:table-cell office:value-type="float" office:value="0.31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:55</text:p>
          </table:table-cell>
          <table:table-cell office:value-type="float" office:value="48.2" calcext:value-type="float">
            <text:p>48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Mot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,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2:34</text:p>
          </table:table-cell>
          <table:table-cell office:value-type="float" office:value="41.2" calcext:value-type="float">
            <text:p>4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Comto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3:49</text:p>
          </table:table-cell>
          <table:table-cell office:value-type="float" office:value="52.3" calcext:value-type="float">
            <text:p>5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Jon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2:43</text:p>
          </table:table-cell>
          <table:table-cell office:value-type="float" office:value="45.5" calcext:value-type="float">
            <text:p>45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ey Toropch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2:05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te Schmid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ladislav Gavr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,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1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ock McGi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,AN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3:02</text:p>
          </table:table-cell>
          <table:table-cell office:value-type="float" office:value="28.6" calcext:value-type="float">
            <text:p>2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n Chiar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51" calcext:value-type="float">
            <text:p>5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lan Luc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11:18</text:p>
          </table:table-cell>
          <table:table-cell office:value-type="float" office:value="43.6" calcext:value-type="float">
            <text:p>43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w Coglia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2:37</text:p>
          </table:table-cell>
          <table:table-cell office:value-type="float" office:value="47.1" calcext:value-type="float">
            <text:p>4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teven Loren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:50</text:p>
          </table:table-cell>
          <table:table-cell office:value-type="float" office:value="47.9" calcext:value-type="float">
            <text:p>47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Mart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23" calcext:value-type="float">
            <text:p>0.2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1:09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ip Tomasi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5:36</text:p>
          </table:table-cell>
          <table:table-cell office:value-type="float" office:value="55.6" calcext:value-type="float">
            <text:p>5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iden Guh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27" calcext:value-type="float">
            <text:p>27</text:p>
          </table:table-cell>
          <table:table-cell office:value-type="float" office:value="0.4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ek Gra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4:51</text:p>
          </table:table-cell>
          <table:table-cell office:value-type="float" office:value="55.2" calcext:value-type="float">
            <text:p>55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le Ro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ul Cot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0.33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12:50</text:p>
          </table:table-cell>
          <table:table-cell office:value-type="float" office:value="45.8" calcext:value-type="float">
            <text:p>45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hieu Josep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4:01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Er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13:23</text:p>
          </table:table-cell>
          <table:table-cell office:value-type="float" office:value="46.2" calcext:value-type="float">
            <text:p>46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Wa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29" calcext:value-type="float">
            <text:p>0.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Lindgr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 Mari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mas Nos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2:33</text:p>
          </table:table-cell>
          <table:table-cell office:value-type="float" office:value="59.3" calcext:value-type="float">
            <text:p>59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imothy Liljegr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egan Koles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11:28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Brann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nner Jeann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,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107" calcext:value-type="float">
            <text:p>107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4:15</text:p>
          </table:table-cell>
          <table:table-cell office:value-type="float" office:value="43.5" calcext:value-type="float">
            <text:p>43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-Edouard Vlas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Ho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emgus Girgenso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2:59</text:p>
          </table:table-cell>
          <table:table-cell office:value-type="float" office:value="45.4" calcext:value-type="float">
            <text:p>45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Dew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0:58</text:p>
          </table:table-cell>
          <table:table-cell office:value-type="float" office:value="44.1" calcext:value-type="float">
            <text:p>44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den Schnei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an Monah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0.68" calcext:value-type="float">
            <text:p>0.6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7:22</text:p>
          </table:table-cell>
          <table:table-cell office:value-type="float" office:value="55.1" calcext:value-type="float">
            <text:p>55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ah Grego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2:58</text:p>
          </table:table-cell>
          <table:table-cell office:value-type="float" office:value="30.4" calcext:value-type="float">
            <text:p>30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son Shaw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79" calcext:value-type="float">
            <text:p>79</text:p>
          </table:table-cell>
          <table:table-cell office:value-type="float" office:value="0.29" calcext:value-type="float">
            <text:p>0.2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:17</text:p>
          </table:table-cell>
          <table:table-cell office:value-type="float" office:value="53.6" calcext:value-type="float">
            <text:p>53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eldon Dri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0.2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11:32</text:p>
          </table:table-cell>
          <table:table-cell office:value-type="float" office:value="49.9" calcext:value-type="float">
            <text:p>49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Harr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nis Gurian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,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:1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:45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dko Gud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an Co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My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76" calcext:value-type="float">
            <text:p>76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olas Hagu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yden McNabb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ub Vran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,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.6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14:33</text:p>
          </table:table-cell>
          <table:table-cell office:value-type="float" office:value="28.6" calcext:value-type="float">
            <text:p>2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bby Fabb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:00</text:p>
          </table:table-cell>
          <table:table-cell office:value-type="float" office:value="38.5" calcext:value-type="float">
            <text:p>38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liver Wahl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10</text:p>
          </table:table-cell>
          <table:table-cell office:value-type="float" office:value="35" calcext:value-type="float">
            <text:p>3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se Ylo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:27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son Apple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:01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Leiv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1:53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oris Katchou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27" calcext:value-type="float">
            <text:p>27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2:05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ls Lundkv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Pitli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:05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than Be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eddy Blueg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,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:55</text:p>
          </table:table-cell>
          <table:table-cell office:value-type="float" office:value="52" calcext:value-type="float">
            <text:p>5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raig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,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1:00</text:p>
          </table:table-cell>
          <table:table-cell office:value-type="float" office:value="22.2" calcext:value-type="float">
            <text:p>22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Hold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mitry Kul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,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tin Feherva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31" calcext:value-type="float">
            <text:p>31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ls A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42</text:p>
          </table:table-cell>
          <table:table-cell office:value-type="float" office:value="38.2" calcext:value-type="float">
            <text:p>38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Cern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eb Jon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ndon Car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se Puljujarv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,CA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4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rson Souc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ni Hakanpää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Mahur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as Reich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6:22</text:p>
          </table:table-cell>
          <table:table-cell office:value-type="float" office:value="38.5" calcext:value-type="float">
            <text:p>38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Evangelis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3" calcext:value-type="float">
            <text:p>0.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Guent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3:07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Barr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than Basti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2:26</text:p>
          </table:table-cell>
          <table:table-cell office:value-type="float" office:value="29.7" calcext:value-type="float">
            <text:p>29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em Pitli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:55</text:p>
          </table:table-cell>
          <table:table-cell office:value-type="float" office:value="43.1" calcext:value-type="float">
            <text:p>4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Eyssimo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,SJS,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:15</text:p>
          </table:table-cell>
          <table:table-cell office:value-type="float" office:value="35.3" calcext:value-type="float">
            <text:p>3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iaksei Prota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1:31</text:p>
          </table:table-cell>
          <table:table-cell office:value-type="float" office:value="32.8" calcext:value-type="float">
            <text:p>32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ade Alli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2:54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Pezzet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77" calcext:value-type="float">
            <text:p>77</text:p>
          </table:table-cell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:19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hieu Oliv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81" calcext:value-type="float">
            <text:p>81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1:38</text:p>
          </table:table-cell>
          <table:table-cell office:value-type="float" office:value="13.3" calcext:value-type="float">
            <text:p>1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smus Kupa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0:06</text:p>
          </table:table-cell>
          <table:table-cell office:value-type="float" office:value="54.6" calcext:value-type="float">
            <text:p>54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in Whi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9:38</text:p>
          </table:table-cell>
          <table:table-cell office:value-type="float" office:value="43.1" calcext:value-type="float">
            <text:p>4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Reav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,MI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43" calcext:value-type="float">
            <text:p>43</text:p>
          </table:table-cell>
          <table:table-cell office:value-type="float" office:value="0.21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9:19</text:p>
          </table:table-cell>
          <table:table-cell office:value-type="float" office:value="26.7" calcext:value-type="float">
            <text:p>2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skar Lindbl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18" calcext:value-type="float">
            <text:p>18</text:p>
          </table:table-cell>
          <table:table-cell office:value-type="float" office:value="0.21" calcext:value-type="float">
            <text:p>0.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:34</text:p>
          </table:table-cell>
          <table:table-cell office:value-type="float" office:value="47.4" calcext:value-type="float">
            <text:p>47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athan Kovacev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Middle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dy Cec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 Sta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or Timmi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Belzi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:08</text:p>
          </table:table-cell>
          <table:table-cell office:value-type="float" office:value="46.8" calcext:value-type="float">
            <text:p>46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Blankenbu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ndan Gallag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4:17</text:p>
          </table:table-cell>
          <table:table-cell office:value-type="float" office:value="35.3" calcext:value-type="float">
            <text:p>3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Armi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4:57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Gag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0.29" calcext:value-type="float">
            <text:p>0.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2:10</text:p>
          </table:table-cell>
          <table:table-cell office:value-type="float" office:value="30.4" calcext:value-type="float">
            <text:p>30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xel Jonsson-Fjallb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0:27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jhar Khair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31" calcext:value-type="float">
            <text:p>31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13:53</text:p>
          </table:table-cell>
          <table:table-cell office:value-type="float" office:value="48.4" calcext:value-type="float">
            <text:p>48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avin Bayreut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Poehl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1:46</text:p>
          </table:table-cell>
          <table:table-cell office:value-type="float" office:value="45.3" calcext:value-type="float">
            <text:p>4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lien Gauth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,OT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:38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J Brod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1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vgeny Svechn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0:45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s Brod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2:5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sac Lunde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4:20</text:p>
          </table:table-cell>
          <table:table-cell office:value-type="float" office:value="47.5" calcext:value-type="float">
            <text:p>4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am Foud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12:08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lya Lyubushk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c Martine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See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Aston-Ree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0:56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len Chatfie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Dumb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81" calcext:value-type="float">
            <text:p>81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:1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 Maro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150" calcext:value-type="float">
            <text:p>150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10:21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oy Stech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,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Yegor Chinakh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3:15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Kun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5:26</text:p>
          </table:table-cell>
          <table:table-cell office:value-type="float" office:value="41.7" calcext:value-type="float">
            <text:p>41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iefer Sherwoo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13:36</text:p>
          </table:table-cell>
          <table:table-cell office:value-type="float" office:value="60" calcext:value-type="float">
            <text:p>6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ontus Holm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10:25</text:p>
          </table:table-cell>
          <table:table-cell office:value-type="float" office:value="42.5" calcext:value-type="float">
            <text:p>42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Ritch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,AR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0:03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rber Xhekaj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Howd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3:04</text:p>
          </table:table-cell>
          <table:table-cell office:value-type="float" office:value="51.5" calcext:value-type="float">
            <text:p>51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enri Jokiharj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21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Edmund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58" calcext:value-type="float">
            <text:p>58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 Tan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Gudbra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24" calcext:value-type="float">
            <text:p>-24</text:p>
          </table:table-cell>
          <table:table-cell office:value-type="float" office:value="57" calcext:value-type="float">
            <text:p>57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an Wal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ierre-Edouard Bellema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:17</text:p>
          </table:table-cell>
          <table:table-cell office:value-type="float" office:value="52.3" calcext:value-type="float">
            <text:p>5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Murph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69" calcext:value-type="float">
            <text:p>69</text:p>
          </table:table-cell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w Peek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41" calcext:value-type="float">
            <text:p>-41</text:p>
          </table:table-cell>
          <table:table-cell office:value-type="float" office:value="22" calcext:value-type="float">
            <text:p>22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lip Di Giusepp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4:34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ret Anderson-Dol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:37</text:p>
          </table:table-cell>
          <table:table-cell office:value-type="float" office:value="59" calcext:value-type="float">
            <text:p>5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 Clutterbu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12:13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Jankow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12:26</text:p>
          </table:table-cell>
          <table:table-cell office:value-type="float" office:value="55.7" calcext:value-type="float">
            <text:p>55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vin de Ha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olas Aube-Kub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,W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:21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ek Forbor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ycob Megn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,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Whiteclou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rick Br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,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1:23</text:p>
          </table:table-cell>
          <table:table-cell office:value-type="float" office:value="52.5" calcext:value-type="float">
            <text:p>52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.J. Gre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9:07</text:p>
          </table:table-cell>
          <table:table-cell office:value-type="float" office:value="66.7" calcext:value-type="float">
            <text:p>6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Archiba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9:59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remy Lauz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66" calcext:value-type="float">
            <text:p>66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 Merri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olas Deslauri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136" calcext:value-type="float">
            <text:p>136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0:06</text:p>
          </table:table-cell>
          <table:table-cell office:value-type="float" office:value="27.3" calcext:value-type="float">
            <text:p>27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nnie Hinostroz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2:36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alker Dueh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10:12</text:p>
          </table:table-cell>
          <table:table-cell office:value-type="float" office:value="14.3" calcext:value-type="float">
            <text:p>14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us Bjor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cott Harring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,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rew O'Conno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9:49</text:p>
          </table:table-cell>
          <table:table-cell office:value-type="float" office:value="46.2" calcext:value-type="float">
            <text:p>46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St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Oester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am O'Bri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1:26</text:p>
          </table:table-cell>
          <table:table-cell office:value-type="float" office:value="26.7" calcext:value-type="float">
            <text:p>2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Greenwa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,BUF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3:30</text:p>
          </table:table-cell>
          <table:table-cell office:value-type="float" office:value="14.3" calcext:value-type="float">
            <text:p>14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er Edl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Silling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3:19</text:p>
          </table:table-cell>
          <table:table-cell office:value-type="float" office:value="44.3" calcext:value-type="float">
            <text:p>44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Kastel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2" calcext:value-type="float">
            <text:p>102</text:p>
          </table:table-cell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8:54</text:p>
          </table:table-cell>
          <table:table-cell office:value-type="float" office:value="57" calcext:value-type="float">
            <text:p>5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io Ferrar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31" calcext:value-type="float">
            <text:p>-31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21:3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ek Step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9:05</text:p>
          </table:table-cell>
          <table:table-cell office:value-type="float" office:value="54.3" calcext:value-type="float">
            <text:p>54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ustin Wat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23" calcext:value-type="float">
            <text:p>123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10:14</text:p>
          </table:table-cell>
          <table:table-cell office:value-type="float" office:value="46.7" calcext:value-type="float">
            <text:p>4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te Fabbr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Ma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 Tiern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,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10:52</text:p>
          </table:table-cell>
          <table:table-cell office:value-type="float" office:value="47" calcext:value-type="float">
            <text:p>4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raj Slafkovsk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33" calcext:value-type="float">
            <text:p>33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2:13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Neighbou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2:26</text:p>
          </table:table-cell>
          <table:table-cell office:value-type="float" office:value="36.8" calcext:value-type="float">
            <text:p>36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d Hu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ndon Duhaim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10:45</text:p>
          </table:table-cell>
          <table:table-cell office:value-type="float" office:value="28.6" calcext:value-type="float">
            <text:p>28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in Blackw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1:48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rtem Zub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ias Samuel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than Wal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0:17</text:p>
          </table:table-cell>
          <table:table-cell office:value-type="float" office:value="53.7" calcext:value-type="float">
            <text:p>53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k MacEw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,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66" calcext:value-type="float">
            <text:p>66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1:34</text:p>
          </table:table-cell>
          <table:table-cell office:value-type="float" office:value="51.7" calcext:value-type="float">
            <text:p>51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Gambr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11:23</text:p>
          </table:table-cell>
          <table:table-cell office:value-type="float" office:value="45.1" calcext:value-type="float">
            <text:p>45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ku Maenal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10:20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cKenzie Entwist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:55</text:p>
          </table:table-cell>
          <table:table-cell office:value-type="float" office:value="46.5" calcext:value-type="float">
            <text:p>46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imon Benoi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vel Dorofey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14:14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Chia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:04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hony Duclai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idly Grei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2:54</text:p>
          </table:table-cell>
          <table:table-cell office:value-type="float" office:value="39.5" calcext:value-type="float">
            <text:p>39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ls Hoglan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12:03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ctor Soder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y And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,C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11:4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re Carr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ndan Lemieu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,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0:11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vin Sho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:58</text:p>
          </table:table-cell>
          <table:table-cell office:value-type="float" office:value="50.9" calcext:value-type="float">
            <text:p>50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imon Holm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11:0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Hollowa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9:35</text:p>
          </table:table-cell>
          <table:table-cell office:value-type="float" office:value="35.5" calcext:value-type="float">
            <text:p>35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Sten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1:39</text:p>
          </table:table-cell>
          <table:table-cell office:value-type="float" office:value="53.2" calcext:value-type="float">
            <text:p>53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Lea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0:54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n Rut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Bry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Kiviran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2:09</text:p>
          </table:table-cell>
          <table:table-cell office:value-type="float" office:value="30" calcext:value-type="float">
            <text:p>3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Pet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,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17:26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Weren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3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ers Bjor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,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:5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lmer Soderbl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2:04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as Sedl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,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2:12</text:p>
          </table:table-cell>
          <table:table-cell office:value-type="float" office:value="46.3" calcext:value-type="float">
            <text:p>46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n Hut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an Mitch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ustav Lind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tin Kau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,SJ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0:24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Dru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0:47</text:p>
          </table:table-cell>
          <table:table-cell office:value-type="float" office:value="53.2" calcext:value-type="float">
            <text:p>53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Bah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rred Tinord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tali Kravts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,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1:1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smus Asp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,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0:58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Zaits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,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ip Bro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Studnick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,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0:36</text:p>
          </table:table-cell>
          <table:table-cell office:value-type="float" office:value="47.8" calcext:value-type="float">
            <text:p>47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iley Stil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,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36" calcext:value-type="float">
            <text:p>3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yson Megn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,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0:00</text:p>
          </table:table-cell>
          <table:table-cell office:value-type="float" office:value="52.3" calcext:value-type="float">
            <text:p>5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MacDona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,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 office:value-type="float" office:value="23" calcext:value-type="float">
            <text:p>2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rik Joh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Samb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Joh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,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19:09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son Foers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ub Lau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8:5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ob Pellet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4:11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Alexandr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9:49</text:p>
          </table:table-cell>
          <table:table-cell office:value-type="float" office:value="35.3" calcext:value-type="float">
            <text:p>35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Zadin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3:06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Mack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,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h Gadjovic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57" calcext:value-type="float">
            <text:p>57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8:59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bert Hag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asily Podkolz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11:50</text:p>
          </table:table-cell>
          <table:table-cell office:value-type="float" office:value="43.8" calcext:value-type="float">
            <text:p>43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rson Kuh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,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1:5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 Foo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,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Carri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86" calcext:value-type="float">
            <text:p>86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:34</text:p>
          </table:table-cell>
          <table:table-cell office:value-type="float" office:value="49.3" calcext:value-type="float">
            <text:p>49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Br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ub Vorac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5:58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Be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Gutt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14:34</text:p>
          </table:table-cell>
          <table:table-cell office:value-type="float" office:value="52.1" calcext:value-type="float">
            <text:p>52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iil Miroman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ne Pede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,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1:56</text:p>
          </table:table-cell>
          <table:table-cell office:value-type="float" office:value="51.3" calcext:value-type="float">
            <text:p>51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ogan Br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0:24</text:p>
          </table:table-cell>
          <table:table-cell office:value-type="float" office:value="34.5" calcext:value-type="float">
            <text:p>34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n Harpu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urtis MacDermi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:2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Goligo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 Wide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81" calcext:value-type="float">
            <text:p>8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ton Whi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Gustaf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6</text:p>
          </table:table-cell>
          <table:table-cell office:value-type="float" office:value="49.3" calcext:value-type="float">
            <text:p>49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eese Joh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1:01</text:p>
          </table:table-cell>
          <table:table-cell office:value-type="float" office:value="53.1" calcext:value-type="float">
            <text:p>5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Glenden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2:04</text:p>
          </table:table-cell>
          <table:table-cell office:value-type="float" office:value="59.1" calcext:value-type="float">
            <text:p>59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o Mikko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,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hony Rich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9:58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nner Pear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3:30</text:p>
          </table:table-cell>
          <table:table-cell office:value-type="float" office:value="38.9" calcext:value-type="float">
            <text:p>38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holas Robert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10:53</text:p>
          </table:table-cell>
          <table:table-cell office:value-type="float" office:value="66.7" calcext:value-type="float">
            <text:p>6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Isaak Phillip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udolfs Balc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,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0:1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nsen Harki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0:49</text:p>
          </table:table-cell>
          <table:table-cell office:value-type="float" office:value="22.2" calcext:value-type="float">
            <text:p>22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ustin Czarni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1:10</text:p>
          </table:table-cell>
          <table:table-cell office:value-type="float" office:value="43.1" calcext:value-type="float">
            <text:p>4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er Alexey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ncent Desharna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bert Bortuzz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Bogosi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14:59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ad Ruhwed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Burrough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7:2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urtis Laza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,NJ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1:56</text:p>
          </table:table-cell>
          <table:table-cell office:value-type="float" office:value="51.5" calcext:value-type="float">
            <text:p>51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ndan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Irw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36" calcext:value-type="float">
            <text:p>36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rik Neme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bin Sa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 Snive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2:36</text:p>
          </table:table-cell>
          <table:table-cell office:value-type="float" office:value="66.7" calcext:value-type="float">
            <text:p>6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 Dalp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8:24</text:p>
          </table:table-cell>
          <table:table-cell office:value-type="float" office:value="59.5" calcext:value-type="float">
            <text:p>59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gor Zamu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sper Frod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Cic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Luff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:53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ander Holtz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Kierste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ub Zbori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nnis Gilber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Christian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Tuc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31" calcext:value-type="float">
            <text:p>31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redrik Olof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0:12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McCarr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:33</text:p>
          </table:table-cell>
          <table:table-cell office:value-type="float" office:value="59.4" calcext:value-type="float">
            <text:p>59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nner Laczyn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9:31</text:p>
          </table:table-cell>
          <table:table-cell office:value-type="float" office:value="51.6" calcext:value-type="float">
            <text:p>51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le Clagu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ivani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,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n Mey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9:36</text:p>
          </table:table-cell>
          <table:table-cell office:value-type="float" office:value="51.3" calcext:value-type="float">
            <text:p>51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as Eng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,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than Beaulie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39" calcext:value-type="float">
            <text:p>3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rker Kel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37" calcext:value-type="float">
            <text:p>37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10:30</text:p>
          </table:table-cell>
          <table:table-cell office:value-type="float" office:value="45.5" calcext:value-type="float">
            <text:p>45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w Agozzin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6:22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Paciorett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Danfor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:23</text:p>
          </table:table-cell>
          <table:table-cell office:value-type="float" office:value="30.8" calcext:value-type="float">
            <text:p>30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kito Hiro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Norr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7:59</text:p>
          </table:table-cell>
          <table:table-cell office:value-type="float" office:value="57.9" calcext:value-type="float">
            <text:p>57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Eklu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9:50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uddy Robi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1:46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Carc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chael Kesselr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uel Fagem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:5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yatt Kais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 Pet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1:36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ksi Heponiem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8:35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hilippe My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Murra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reas John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,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28</text:p>
          </table:table-cell>
          <table:table-cell office:value-type="float" office:value="46.2" calcext:value-type="float">
            <text:p>46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vol Regend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0:33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Gros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atu Rat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,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8:23</text:p>
          </table:table-cell>
          <table:table-cell office:value-type="float" office:value="54.2" calcext:value-type="float">
            <text:p>54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h Sanfo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:29</text:p>
          </table:table-cell>
          <table:table-cell office:value-type="float" office:value="15.4" calcext:value-type="float">
            <text:p>15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tian Wolan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rren Raddys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uillaume Brisebo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Coghl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wrence Pilu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uel Boldu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Roo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rigori Denis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ogan Stanl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tric Hornqvi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:16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yan Carpent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9:11</text:p>
          </table:table-cell>
          <table:table-cell office:value-type="float" office:value="54" calcext:value-type="float">
            <text:p>5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Fried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sey Fitzgeral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,F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ieffer Bellow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,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9:41</text:p>
          </table:table-cell>
          <table:table-cell office:value-type="float" office:value="16.7" calcext:value-type="float">
            <text:p>1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ryden Hun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,COL,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:04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dim Sim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29" calcext:value-type="float">
            <text:p>29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im Bern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34" calcext:value-type="float">
            <text:p>3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Abruzze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as Rous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11:19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il Gushch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Hugh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gor Sokol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abriel Carl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c Hollow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homas Harl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 Hayd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7:55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ustin Wag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rrick Pouli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tto Koivu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52</text:p>
          </table:table-cell>
          <table:table-cell office:value-type="float" office:value="61.9" calcext:value-type="float">
            <text:p>61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pencer Stastn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enry Thru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Klev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homas Bordel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14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ane Wrigh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:29</text:p>
          </table:table-cell>
          <table:table-cell office:value-type="float" office:value="32.3" calcext:value-type="float">
            <text:p>32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yron Froe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9:58</text:p>
          </table:table-cell>
          <table:table-cell office:value-type="float" office:value="59.6" calcext:value-type="float">
            <text:p>59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ck Malensty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9:55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Nylan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12:18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my Wal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ndt Clark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imon Edvin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yden Pach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aedan Korcza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ctor Me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 Rathb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ie Be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unter McK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14</text:p>
          </table:table-cell>
          <table:table-cell office:value-type="float" office:value="55.2" calcext:value-type="float">
            <text:p>55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Capobianc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ss Johns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48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 Jon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ny Brodzin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:19</text:p>
          </table:table-cell>
          <table:table-cell office:value-type="float" office:value="53.1" calcext:value-type="float">
            <text:p>53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ayne Simmond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27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o Scandel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Urho Vaakana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Hanl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Brau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Zack Kassi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:09</text:p>
          </table:table-cell>
          <table:table-cell office:value-type="float" office:value="37.5" calcext:value-type="float">
            <text:p>37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Carri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Criscuol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:14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mien Girou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3:57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cas Condot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:02</text:p>
          </table:table-cell>
          <table:table-cell office:value-type="float" office:value="57.1" calcext:value-type="float">
            <text:p>5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yle Cliffo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el Teasda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5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ristian Reich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Ang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:29</text:p>
          </table:table-cell>
          <table:table-cell office:value-type="float" office:value="44.4" calcext:value-type="float">
            <text:p>44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Richard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0:48</text:p>
          </table:table-cell>
          <table:table-cell office:value-type="float" office:value="38.5" calcext:value-type="float">
            <text:p>38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ael Pyyhti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tanislav Svozi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dy Andreoff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21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ucker Poo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ke Philp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1:41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skar Ste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:09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rew Helle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 Poul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8</text:p>
          </table:table-cell>
          <table:table-cell office:value-type="float" office:value="47.1" calcext:value-type="float">
            <text:p>4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hew Kni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ncent Iori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Muzz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eph Cramaross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:4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teven Santin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Bitt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Gus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ndan Gaunc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28</text:p>
          </table:table-cell>
          <table:table-cell office:value-type="float" office:value="58.9" calcext:value-type="float">
            <text:p>58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ominic Tonina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56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ona Koppa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50</text:p>
          </table:table-cell>
          <table:table-cell office:value-type="float" office:value="56.8" calcext:value-type="float">
            <text:p>56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Livingst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McW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lan McIlra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hn Leon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lan Foo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:13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Vlasic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rdan Spenc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idan McDonoug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:19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ej Blum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an Farr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ett Sen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3:08</text:p>
          </table:table-cell>
          <table:table-cell office:value-type="float" office:value="38.5" calcext:value-type="float">
            <text:p>38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rey Schuene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ona Luo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2:28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lle Lycksel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ey Fix-Wolansk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Nesteren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3:17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illy Sweez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e Reill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Okhotiu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lle Heino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obias Bjornfo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adim Zohorn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,TO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8:35</text:p>
          </table:table-cell>
          <table:table-cell office:value-type="float" office:value="51.2" calcext:value-type="float">
            <text:p>51.2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obby McMan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34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avis Dermot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Lucchin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1:4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Parker Wotherspo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e Fleu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olai Knyzh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Lockwoo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s Rondbjer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10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rson Mey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los Kelem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7:41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bor Haj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Roon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2</text:p>
          </table:table-cell>
          <table:table-cell office:value-type="float" office:value="41.9" calcext:value-type="float">
            <text:p>41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Koepk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gor Afanasy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Bernard-Dock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o Ross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31</text:p>
          </table:table-cell>
          <table:table-cell office:value-type="float" office:value="47.3" calcext:value-type="float">
            <text:p>47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urent Dauph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:28</text:p>
          </table:table-cell>
          <table:table-cell office:value-type="float" office:value="53.5" calcext:value-type="float">
            <text:p>53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Kevin Grav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aydn Fleur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son Dem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ris Wagn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2:36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J Sues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5:5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ndrej Ka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1:0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ayden Hodg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le Bardr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n Renouf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enrik Borgstro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remy Davi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Barré-Boulet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inni Lettier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ane Bow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4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as Ande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Swane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heldon Remp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abriel Fort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Ginn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emyon Der-Arguchints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Hugh McGing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ence Guenet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iam Dufou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4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 Coronat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skar Olau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Owen Bec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9:48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o Kasp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59</text:p>
          </table:table-cell>
          <table:table-cell office:value-type="float" office:value="12.5" calcext:value-type="float">
            <text:p>12.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iley Sheah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8:19</text:p>
          </table:table-cell>
          <table:table-cell office:value-type="float" office:value="70" calcext:value-type="float">
            <text:p>7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teven Fogart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0:19</text:p>
          </table:table-cell>
          <table:table-cell office:value-type="float" office:value="50" calcext:value-type="float">
            <text:p>5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kota Mermi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hew Highmo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cas Johan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ler Ben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ennis Cholows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Moverar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ucas Carl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hew Phillip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mitri Samoru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Kra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ilip Halland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enoit-Olivier Groulx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21</text:p>
          </table:table-cell>
          <table:table-cell office:value-type="float" office:value="45" calcext:value-type="float">
            <text:p>4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n Jeni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5:55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nnie Att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assi Thom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son LaComb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Vladislav Kolyachono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yce Thomp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ock Fab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allahan Burk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49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uel Knazk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tthew Kess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c McLaughl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4</text:p>
          </table:table-cell>
          <table:table-cell office:value-type="float" office:value="54.6" calcext:value-type="float">
            <text:p>54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on Levtch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35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ustav Olof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illon Heatheringt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kita Soshniko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Glenn Gawd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36</text:p>
          </table:table-cell>
          <table:table-cell office:value-type="float" office:value="36.4" calcext:value-type="float">
            <text:p>36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Lajoi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rederic Allar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iley Tuf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ián Studenič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nathan Grud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5:20</text:p>
          </table:table-cell>
          <table:table-cell office:value-type="float" office:value="35.7" calcext:value-type="float">
            <text:p>35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ro Hiros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20</text:p>
          </table:table-cell>
          <table:table-cell office:value-type="float" office:value="100" calcext:value-type="float">
            <text:p>10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risten Robin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43</text:p>
          </table:table-cell>
          <table:table-cell office:value-type="float" office:value="43.3" calcext:value-type="float">
            <text:p>4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Rask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55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Steev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 Borowiecki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Taylor Fedu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Br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46</text:p>
          </table:table-cell>
          <table:table-cell office:value-type="float" office:value="40" calcext:value-type="float">
            <text:p>4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an-Sebastien De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27</text:p>
          </table:table-cell>
          <table:table-cell office:value-type="float" office:value="33.3" calcext:value-type="float">
            <text:p>33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rake Caggiu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36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ffrey Vi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ick DeSim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rnaud Durandeau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00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c Regul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athan Smit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27</text:p>
          </table:table-cell>
          <table:table-cell office:value-type="float" office:value="45" calcext:value-type="float">
            <text:p>4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Turcott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59</text:p>
          </table:table-cell>
          <table:table-cell office:value-type="float" office:value="42.9" calcext:value-type="float">
            <text:p>42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Will Cuyl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5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Elliot Desnoyer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22</text:p>
          </table:table-cell>
          <table:table-cell office:value-type="float" office:value="36.4" calcext:value-type="float">
            <text:p>36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vid Jirice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okondji Imam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Fredrik Karlströ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hail Maltsev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36</text:p>
          </table:table-cell>
          <table:table-cell office:value-type="float" office:value="51.9" calcext:value-type="float">
            <text:p>51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ustin Stra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kson Cates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9</text:p>
          </table:table-cell>
          <table:table-cell office:value-type="float" office:value="47.4" calcext:value-type="float">
            <text:p>47.4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land McKeow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Rourke Chartier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20</text:p>
          </table:table-cell>
          <table:table-cell office:value-type="float" office:value="57.6" calcext:value-type="float">
            <text:p>57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Sampo Ranta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2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onnor McMichael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2</text:p>
          </table:table-cell>
          <table:table-cell office:value-type="float" office:value="66.7" calcext:value-type="float">
            <text:p>6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ustin Kirkland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13</text:p>
          </table:table-cell>
          <table:table-cell office:value-type="float" office:value="66.7" calcext:value-type="float">
            <text:p>66.7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cob Larss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on Stra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mie Drysdal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osh Dun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58</text:p>
          </table:table-cell>
          <table:table-cell office:value-type="float" office:value="51" calcext:value-type="float">
            <text:p>5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ike Hard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10</text:p>
          </table:table-cell>
          <table:table-cell office:value-type="float" office:value="60" calcext:value-type="float">
            <text:p>6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Charles Hudo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47</text:p>
          </table:table-cell>
          <table:table-cell office:value-type="float" office:value="55.6" calcext:value-type="float">
            <text:p>55.6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x Will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8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dam Beckma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4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ean-Luc Foudy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2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Brad Malone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41</text:p>
          </table:table-cell>
          <table:table-cell office:value-type="float" office:value="57.8" calcext:value-type="float">
            <text:p>57.8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mes Hambli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:52</text:p>
          </table:table-cell>
          <table:table-cell office:value-type="float" office:value="64.3" calcext:value-type="float">
            <text:p>64.3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arren Helm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00</text:p>
          </table:table-cell>
          <table:table-cell office:value-type="float" office:value="41.9" calcext:value-type="float">
            <text:p>41.9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lex Galchenyuk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:06</text:p>
          </table:table-cell>
          <table:table-cell office:value-type="float" office:value="57.1" calcext:value-type="float">
            <text:p>57.1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Noah Juuls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Anton Blidh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35</text:p>
          </table:table-cell>
          <table:table-cell office:value-type="float" office:value="25" calcext:value-type="float">
            <text:p>25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Dysin Mayo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Markus Niemelaine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--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Jake Leschyshyn</text:p>
          </table:table-cell>
          <table:table-cell office:value-type="float" office:value="20222023" calcext:value-type="float">
            <text:p>20222023</text:p>
          </table:table-cell>
          <table:table-cell office:value-type="string" calcext:value-type="string">
            <text:p>VGK,N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:08</text:p>
          </table:table-cell>
          <table:table-cell office:value-type="float" office:value="50.6" calcext:value-type="float">
            <text:p>50.6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text> </number:text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9-09T22:25:11.761000848</dc:date>
    <meta:editing-duration>PT4M47S</meta:editing-duration>
    <meta:editing-cycles>1</meta:editing-cycles>
    <meta:document-statistic meta:table-count="1" meta:cell-count="22848" meta:object-count="0"/>
  </office:meta>
</office:document-meta>
</file>